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Noto Serif" style:text-underline-style="solid" style:text-underline-width="auto" style:text-underline-color="font-color" officeooo:rsid="0015a97f" officeooo:paragraph-rsid="0015a97f"/>
    </style:style>
    <style:style style:name="P2" style:family="paragraph" style:parent-style-name="Text_20_body">
      <style:text-properties style:font-name="Noto Serif" fo:font-style="italic" style:text-underline-style="solid" style:text-underline-width="auto" style:text-underline-color="font-color" officeooo:rsid="0015a97f" officeooo:paragraph-rsid="0015a97f" style:font-style-asian="italic" style:font-style-complex="italic"/>
    </style:style>
    <style:style style:name="P3" style:family="paragraph" style:parent-style-name="Text_20_body">
      <style:text-properties style:font-name="Noto Serif" style:text-underline-style="none" officeooo:paragraph-rsid="0015a97f"/>
    </style:style>
    <style:style style:name="P4" style:family="paragraph" style:parent-style-name="Text_20_body">
      <style:text-properties style:font-name="Noto Serif" officeooo:paragraph-rsid="0015a97f"/>
    </style:style>
    <style:style style:name="P5" style:family="paragraph" style:parent-style-name="Text_20_body">
      <style:text-properties style:text-underline-style="none" officeooo:paragraph-rsid="0015a97f"/>
    </style:style>
    <style:style style:name="P6" style:family="paragraph" style:parent-style-name="Title">
      <style:text-properties style:font-name="Noto Serif" fo:font-style="italic" style:text-underline-style="solid" style:text-underline-width="auto" style:text-underline-color="font-color" officeooo:rsid="0015a97f" officeooo:paragraph-rsid="0015a97f" style:font-style-asian="italic" style:font-style-complex="italic"/>
    </style:style>
    <style:style style:name="T1" style:family="text">
      <style:text-properties officeooo:rsid="0015a97f"/>
    </style:style>
    <style:style style:name="T2" style:family="text">
      <style:text-properties style:text-underline-style="solid" style:text-underline-width="auto" style:text-underline-color="font-color" officeooo:rsid="0015a97f"/>
    </style:style>
    <style:style style:name="T3" style:family="text">
      <style:text-properties style:text-underline-style="solid" style:text-underline-width="auto" style:text-underline-color="font-color" officeooo:rsid="00168429"/>
    </style:style>
    <style:style style:name="T4" style:family="text">
      <style:text-properties style:font-name="Noto Serif" officeooo:rsid="0015a97f"/>
    </style:style>
    <style:style style:name="T5" style:family="text">
      <style:text-properties style:font-name="Noto Serif" fo:font-style="italic" officeooo:rsid="0015a97f" style:font-style-asian="italic" style:font-style-complex="italic"/>
    </style:style>
    <style:style style:name="T6" style:family="text">
      <style:text-properties officeooo:rsid="0016842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5a97f"/>
    </style:style>
    <style:style style:name="T9" style:family="text">
      <style:text-properties style:text-underline-style="none" officeooo:rsid="00168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E 2.01 &amp; 2.02 :<text:line-break/>Explications pour lancer les deux applications.</text:p>
      <text:p text:style-name="P2"/>
      <text:h text:style-name="P1" text:outline-level="1">La compilation.</text:h>
      <text:p text:style-name="P5"><text:span text:style-name="T4"><text:tab/>Afin de compiler rapidement nos programmes, nous avons créer une fichier </text:span><text:span text:style-name="T5">compile.list</text:span><text:span text:style-name="T4"> permettant de compiler tous nos programmes depuis un seul répertoire. Pour cela mettez vous dans le répertoire «  » puis exécutez la commande « javac "@compile.list" »</text:span></text:p>
      <text:p text:style-name="Text_20_body"/>
      <text:h text:style-name="P1" text:outline-level="1">Application n°1</text:h>
      <text:p text:style-name="P3"><text:tab/><text:span text:style-name="T1">L’application n°1 consiste à créer une fichier texte (.txt) qui va stocker les différentes informations d’une ou plusieurs cuves, des différents tuyaux qui les relient ainsi que le type de structure. Notre Application 1 peut se lancer en mode CUI ou bien en GUI. Pour cela, nous allons aller dans le répertoire «  » puis pour lancer l’application, on fait «  » ou bien «  ». A la fin de l’exécution de ce programme, le fichier texte (.txt) va être créé dans le dossier «  ».</text:span></text:p>
      <text:p text:style-name="P4"><text:span text:style-name="T2"/></text:p>
      <text:h text:style-name="P1" text:outline-level="1">Application n°2</text:h>
      <text:p text:style-name="P4"><text:span text:style-name="T7"><text:tab/></text:span><text:span text:style-name="T8">Notre application n°2 va pouvoir s’exécuter de 3 façon différentes. La première est la </text:span><text:span text:style-name="T9">méthode</text:span><text:span text:style-name="T8"> « Simple » dans </text:span><text:span text:style-name="T9">laquelle l’application va afficher un réseau de cuves en reprenant les informations du fichier texte (.txt) créé précédemment. Il y a aussi la méthode « Avance » dans laquelle l’utilisateur va pouvoir choisir quel fichier texte (.txt) il souhaite lire sachant que ce fichier peux se trouver dans n’importe quel dossier. Enfin, il y a la méthode « Manuel » qui permet d’ouvrir des champs de saisi pour que l’utilisateur puisse directement créer et afficher son réseau de cuve. Pour lancer cette application,</text:span><text:span text:style-name="T8"> </text:span><text:span text:style-name="T9">il faut se mettre dans le répertoire «  » et lancer la commande «  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09:08:08.879000000</meta:creation-date>
    <dc:date>2022-06-17T09:30:34.645000000</dc:date>
    <meta:editing-duration>PT8M25S</meta:editing-duration>
    <meta:editing-cycles>1</meta:editing-cycles>
    <meta:document-statistic meta:table-count="0" meta:image-count="0" meta:object-count="0" meta:page-count="1" meta:paragraph-count="7" meta:word-count="259" meta:character-count="1527" meta:non-whitespace-character-count="1265"/>
    <meta:generator>LibreOffice/7.2.2.2$Windows_X86_64 LibreOffice_project/02b2acce88a210515b4a5bb2e46cbfb63fe97d56</meta:generator>
  </office:meta>
</office:document-meta>
</file>